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20000020C421A38DA.png" manifest:media-type="image/png"/>
  <manifest:file-entry manifest:full-path="Pictures/10000001000002010000016E60ACB640.png" manifest:media-type="image/png"/>
  <manifest:file-entry manifest:full-path="Pictures/100000010000025A00000254C6C939FC.png" manifest:media-type="image/png"/>
  <manifest:file-entry manifest:full-path="Pictures/100000010000012C000001016D3F4A9A.png" manifest:media-type="image/png"/>
  <manifest:file-entry manifest:full-path="Pictures/10000001000002EF000002E70E726429.png" manifest:media-type="image/png"/>
  <manifest:file-entry manifest:full-path="Pictures/1000000100000204000000F470C37F4F.png" manifest:media-type="image/png"/>
  <manifest:file-entry manifest:full-path="Pictures/1000000100000176000000997B56C21B.png" manifest:media-type="image/png"/>
  <manifest:file-entry manifest:full-path="Pictures/1000000100000218000001A3786AB1FA.png" manifest:media-type="image/png"/>
  <manifest:file-entry manifest:full-path="Pictures/10000001000001D40000017036E7BEF5.png" manifest:media-type="image/png"/>
  <manifest:file-entry manifest:full-path="Pictures/10000001000001CB0000009D701B858B.png" manifest:media-type="image/png"/>
  <manifest:file-entry manifest:full-path="Pictures/100000010000012D000000BC1D720B60.png" manifest:media-type="image/png"/>
  <manifest:file-entry manifest:full-path="Pictures/100000010000022F000001E672EF3520.png" manifest:media-type="image/png"/>
  <manifest:file-entry manifest:full-path="Pictures/100000010000022F00000145467DB379.png" manifest:media-type="image/png"/>
  <manifest:file-entry manifest:full-path="Pictures/10000001000002C3000000E5DC0AC85D.png" manifest:media-type="image/png"/>
  <manifest:file-entry manifest:full-path="Pictures/1000000100000105000000F3189A161D.png" manifest:media-type="image/png"/>
  <manifest:file-entry manifest:full-path="Pictures/1000000100000159000000990E0CD355.png" manifest:media-type="image/png"/>
  <manifest:file-entry manifest:full-path="Pictures/100000010000012C000000497CF3BB55.png" manifest:media-type="image/png"/>
  <manifest:file-entry manifest:full-path="Pictures/1000000100000182000000F665015701.png" manifest:media-type="image/png"/>
  <manifest:file-entry manifest:full-path="Pictures/10000001000001340000009208D589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bb44" officeooo:paragraph-rsid="0010bb44"/>
    </style:style>
    <style:style style:name="P2" style:family="paragraph" style:parent-style-name="Standard">
      <style:text-properties officeooo:rsid="0015265d" officeooo:paragraph-rsid="0015265d"/>
    </style:style>
    <style:style style:name="P3" style:family="paragraph" style:parent-style-name="Standard">
      <style:text-properties officeooo:rsid="0017d78c" officeooo:paragraph-rsid="0017d78c"/>
    </style:style>
    <style:style style:name="P4" style:family="paragraph" style:parent-style-name="Standard">
      <style:text-properties officeooo:rsid="001a20ec" officeooo:paragraph-rsid="001a20ec"/>
    </style:style>
    <style:style style:name="P5" style:family="paragraph" style:parent-style-name="Standard">
      <style:text-properties officeooo:rsid="0020e9d8" officeooo:paragraph-rsid="0020e9d8"/>
    </style:style>
    <style:style style:name="P6" style:family="paragraph" style:parent-style-name="Standard">
      <style:text-properties officeooo:rsid="00255101" officeooo:paragraph-rsid="00255101"/>
    </style:style>
    <style:style style:name="P7" style:family="paragraph" style:parent-style-name="Standard">
      <style:text-properties officeooo:rsid="0027374e" officeooo:paragraph-rsid="0027374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4.</text:p>
      <text:p text:style-name="Standard"><draw:frame draw:style-name="fr1" draw:name="Imagen1" text:anchor-type="char" svg:x="-0.152cm" svg:y="0.055cm" svg:width="12.199cm" svg:height="12.077cm" draw:z-index="0"><draw:image xlink:href="Pictures/100000010000025A00000254C6C939F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2" text:anchor-type="char" svg:x="-0.152cm" svg:y="0.446cm" svg:width="12.728cm" svg:height="12.592cm" draw:z-index="1"><draw:image xlink:href="Pictures/10000001000002EF000002E70E72642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n3" text:anchor-type="char" svg:x="-0.125cm" svg:y="0cm" svg:width="13.654cm" svg:height="6.456cm" draw:z-index="2"><draw:image xlink:href="Pictures/1000000100000204000000F470C37F4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5.</text:p>
      <text:p text:style-name="Standard"><draw:frame draw:style-name="fr1" draw:name="Imagen4" text:anchor-type="char" svg:x="-0.125cm" svg:y="0.189cm" svg:width="14.183cm" svg:height="11.088cm" draw:z-index="3"><draw:image xlink:href="Pictures/1000000100000218000001A3786AB1F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5" text:anchor-type="char" svg:x="-0.125cm" svg:y="0.078cm" svg:width="12.146cm" svg:height="4.154cm" draw:z-index="4"><draw:image xlink:href="Pictures/10000001000001CB0000009D701B858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6" text:anchor-type="char" svg:x="0.007cm" svg:y="0.254cm" svg:width="7.938cm" svg:height="6.8cm" draw:z-index="5"><draw:image xlink:href="Pictures/100000010000012C000001016D3F4A9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16.</text:p>
      <text:p text:style-name="Standard"><draw:frame draw:style-name="fr1" draw:name="Imagen7" text:anchor-type="char" svg:x="0.007cm" svg:y="0.215cm" svg:width="12.702cm" svg:height="9.063cm" draw:z-index="6"><draw:image xlink:href="Pictures/10000001000002010000016E60ACB6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8" text:anchor-type="char" svg:x="0.007cm" svg:y="0.026cm" svg:width="10.38cm" svg:height="8.163cm" draw:z-index="7"><draw:image xlink:href="Pictures/10000001000001D40000017036E7BEF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9" text:anchor-type="char" svg:x="0.046cm" svg:y="0.116cm" svg:width="7.966cm" svg:height="4.974cm" draw:z-index="8"><draw:image xlink:href="Pictures/100000010000012D000000BC1D720B6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18.</text:p>
      <text:p text:style-name="Standard"><draw:frame draw:style-name="fr1" draw:name="Imagen10" text:anchor-type="char" svg:x="0.125cm" svg:y="0cm" svg:width="13.554cm" svg:height="11.783cm" draw:z-index="9"><draw:image xlink:href="Pictures/100000010000022F000001E672EF352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20.</text:p>
      <text:p text:style-name="P3"><draw:frame draw:style-name="fr1" draw:name="Imagen11" text:anchor-type="char" svg:x="0.046cm" svg:y="0.079cm" svg:width="14.792cm" svg:height="8.601cm" draw:z-index="10"><draw:image xlink:href="Pictures/100000010000022F00000145467DB37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n12" text:anchor-type="char" svg:x="0.046cm" svg:y="0.402cm" svg:width="6.906cm" svg:height="6.429cm" draw:z-index="11"><draw:image xlink:href="Pictures/1000000100000105000000F3189A16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21.</text:p>
      <text:p text:style-name="P4"><draw:frame draw:style-name="fr1" draw:name="Imagen13" text:anchor-type="char" svg:x="-0.019cm" svg:y="0.026cm" svg:width="9.895cm" svg:height="4.048cm" draw:z-index="12"><draw:image xlink:href="Pictures/1000000100000176000000997B56C21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4" text:anchor-type="char" svg:x="0cm" svg:y="0.127cm" svg:width="17cm" svg:height="5.505cm" draw:z-index="13"><draw:image xlink:href="Pictures/10000001000002C3000000E5DC0AC85D.png" xlink:type="simple" xlink:show="embed" xlink:actuate="onLoad" draw:mime-type="image/png"/></draw:frame><text:soft-page-break/></text:p>
      <text:p text:style-name="P5">22.</text:p>
      <text:p text:style-name="P5"><draw:frame draw:style-name="fr1" draw:name="Imagen15" text:anchor-type="char" svg:x="0.074cm" svg:y="0.185cm" svg:width="9.128cm" svg:height="4.048cm" draw:z-index="14"><draw:image xlink:href="Pictures/1000000100000159000000990E0CD35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6" text:anchor-type="char" svg:x="0.074cm" svg:y="0.337cm" svg:width="10.215cm" svg:height="6.509cm" draw:z-index="15"><draw:image xlink:href="Pictures/1000000100000182000000F66501570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24.</text:p>
      <text:p text:style-name="P6"><draw:frame draw:style-name="fr1" draw:name="Imagen17" text:anchor-type="char" svg:x="-0.046cm" svg:y="0cm" svg:width="8.149cm" svg:height="3.863cm" draw:z-index="16"><draw:image xlink:href="Pictures/10000001000001340000009208D589F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Imagen18" text:anchor-type="char" svg:x="0.166cm" svg:y="0cm" svg:width="7.938cm" svg:height="1.931cm" draw:z-index="17"><draw:image xlink:href="Pictures/100000010000012C000000497CF3BB55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7">26.</text:p>
      <text:p text:style-name="P7"><draw:frame draw:style-name="fr1" draw:name="Imagen19" text:anchor-type="char" svg:x="0.166cm" svg:y="0cm" svg:width="13.601cm" svg:height="13.866cm" draw:z-index="18"><draw:image xlink:href="Pictures/10000001000002020000020C421A38D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20:12:59.604078100</meta:creation-date>
    <meta:generator>LibreOffice/25.2.7.2$Windows_X86_64 LibreOffice_project/5cbfd1ab6520636bb5f7b99185aa69bd7456825d</meta:generator>
    <dc:date>2025-12-05T20:57:45.118607300</dc:date>
    <meta:editing-duration>PT2H16M37S</meta:editing-duration>
    <meta:editing-cycles>25</meta:editing-cycles>
    <meta:document-statistic meta:table-count="0" meta:image-count="19" meta:object-count="0" meta:page-count="7" meta:paragraph-count="9" meta:word-count="9" meta:character-count="27" meta:non-whitespace-character-count="27"/>
  </office:meta>
</office:document-meta>
</file>